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leitung:</text:p>
      <text:p text:style-name="Standard"/>
      <text:p text:style-name="Standard">Browser Programm was man jeden tag auf hat, in meinem speziellen Fall FF.</text:p>
      <text:p text:style-name="Standard">Problem gute idee zu finden. Einfache Entwicklung debugen problematisch.</text:p>
      <text:p text:style-name="Standard"/>
      <text:p text:style-name="Standard"/>
      <text:p text:style-name="Standard"/>
      <text:p text:style-name="Standard"/>
      <text:p text:style-name="Standard">Benutzt</text:p>
      <text:list xml:id="list2091943354977782494" text:style-name="L1">
        <text:list-item>
          <text:p text:style-name="P1">Jquery javascript bibliothek</text:p>
        </text:list-item>
      </text:list>
      <text:p text:style-name="Standard"/>
      <text:p text:style-name="Standard"/>
      <text:p text:style-name="Standard"/>
      <text:p text:style-name="Standard">Quellen:</text:p>
      <text:p text:style-name="Standard"/>
      <text:list xml:id="list8257336385999171651" text:style-name="L2">
        <text:list-item>
          <text:p text:style-name="P2">w3 school jquery tut</text:p>
        </text:list-item>
        <text:list-item>
          <text:p text:style-name="P2">mozilla mdn tu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8S</meta:editing-duration>
    <meta:editing-cycles>3</meta:editing-cycles>
    <meta:generator>OpenOffice/4.0.1$Win32 OpenOffice.org_project/401m5$Build-9714</meta:generator>
    <dc:date>2014-04-02T19:28:09.03</dc:date>
    <meta:document-statistic meta:table-count="0" meta:image-count="0" meta:object-count="0" meta:page-count="1" meta:paragraph-count="8" meta:word-count="38" meta:character-count="238"/>
    <meta:user-defined meta:name="Info 1"/>
    <meta:user-defined meta:name="Info 2"/>
    <meta:user-defined meta:name="Info 3"/>
    <meta:user-defined meta:name="Info 4"/>
  </office:meta>
</office:document-meta>
</file>